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8F05935B04E0E72.png" manifest:media-type="image/png"/>
  <manifest:file-entry manifest:full-path="Pictures/100000000000078000000438D030F563B9EA50C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262cm, 10.668cm, 7.722cm, 17.9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116cm, 10.952cm, 8.16cm, 18.56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.778cm" svg:y="0.415cm" svg:width="15.974cm" svg:height="9.982cm" draw:z-index="0"><draw:image xlink:href="Pictures/10000000000007800000043838F05935B04E0E72.png" xlink:type="simple" xlink:show="embed" xlink:actuate="onLoad" draw:mime-type="image/png"/></draw:frame></text:p>
      <text:p text:style-name="Standard"><draw:frame draw:style-name="fr1" draw:name="Imagen2" text:anchor-type="char" svg:x="0.949cm" svg:y="0.427cm" svg:width="15.817cm" svg:height="10.391cm" draw:z-index="1"><draw:image xlink:href="Pictures/100000000000078000000438D030F563B9EA50C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14:00:32.205000000</meta:creation-date>
    <dc:date>2021-09-22T14:13:13.469000000</dc:date>
    <meta:editing-duration>PT2M7S</meta:editing-duration>
    <meta:editing-cycles>2</meta:editing-cycles>
    <meta:generator>LibreOffice/7.1.2.2$Windows_X86_64 LibreOffice_project/8a45595d069ef5570103caea1b71cc9d82b2aae4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